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00%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2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5.75pt" fo:font-style="normal" style:text-underline-style="none" fo:font-weight="bold" style:text-blinking="false" fo:background-color="transparent"/>
    </style:style>
    <style:style style:name="P3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134f5c" style:text-line-through-style="none" style:font-name="Times New Roman" fo:font-size="15.75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font-variant="normal" fo:text-transform="none" fo:color="#85200c" style:text-line-through-style="none" style:font-name="Times New Roman" fo:font-size="21.75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9.75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1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00%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T1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ject Arimaa – CR6 : Tuesday, October 21<text:span text:style-name="T1">st</text:span> </text:p>
      <text:p text:style-name="P6">Presents : Everyone, Christian Raymond</text:p>
      <text:h text:style-name="P2" text:outline-level="1">Order of business :</text:h>
      <text:list xml:id="list653031517370438475" text:style-name="L1">
        <text:list-item>
          <text:p text:style-name="P7">Remarks / Questions about parts contents</text:p>
        </text:list-item>
        <text:list-item>
          <text:p text:style-name="P7">State of changes to prepare</text:p>
        </text:list-item>
      </text:list>
      <text:p text:style-name="P4"/>
      <text:h text:style-name="P2" text:outline-level="1">Information :</text:h>
      <text:list xml:id="list3432962857388640897" text:style-name="L2">
        <text:list-item>
          <text:p text:style-name="P8">Small reorganisation of the plan</text:p>
        </text:list-item>
        <text:list-item>
          <text:p text:style-name="P8">Small changes in the introduction (no picture, Dan)</text:p>
        </text:list-item>
        <text:list-item>
          <text:p text:style-name="P8">Preparation of the next report : work on the architecture, and look for the best solutions software to take. (Mikail, Baptiste)</text:p>
        </text:list-item>
        <text:list-item>
          <text:p text:style-name="P8">Work on C++11 VS Multithreading (Benoit)</text:p>
        </text:list-item>
      </text:list>
      <text:h text:style-name="P3" text:outline-level="1">Planification</text:h>
      <text:p text:style-name="P1">Task<text:tab/><text:tab/><text:tab/><text:tab/><text:tab/><text:tab/><text:tab/><text:tab/>Responsible<text:tab/><text:tab/>Deadline</text:p>
      <text:p text:style-name="P1">Finish the report<text:tab/><text:tab/><text:tab/><text:tab/><text:tab/><text:tab/>Dan, Gabriel, Prateek<text:tab/>10/22</text:p>
      <text:p text:style-name="P1">Give the report to Mr Leplumey<text:tab/><text:tab/><text:tab/> <text:s text:c="6"/><text:tab/>Dan<text:tab/><text:tab/><text:tab/>10/23</text:p>
      <text:p text:style-name="P1">C++11 VS Multithreading<text:tab/><text:tab/><text:tab/><text:tab/><text:tab/>Benoit<text:tab/><text:tab/><text:tab/>10/24</text:p>
      <text:p text:style-name="P1">Architecture and solutions software<text:tab/><text:tab/><text:tab/><text:tab/>Mikail, Baptiste<text:tab/>10/24</text:p>
      <text:p text:style-name="P1">Finish the game application<text:tab/><text:tab/><text:tab/><text:tab/><text:tab/>Gabriel<text:tab/><text:tab/>12/18</text:p>
      <text:p text:style-name="P1"/>
      <text:h text:style-name="P2" text:outline-level="1">Next meeting : 10/24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 </meta:initial-creator>
    <meta:creation-date>2014-09-24T22:08:19.86</meta:creation-date>
    <dc:date>2014-10-23T18:33:56.48</dc:date>
    <dc:creator>Dan </dc:creator>
    <meta:editing-duration>PT9H51M7S</meta:editing-duration>
    <meta:editing-cycles>142</meta:editing-cycles>
    <meta:generator>OpenOffice/4.1.1$Win32 OpenOffice.org_project/411m6$Build-9775</meta:generator>
    <meta:document-statistic meta:table-count="0" meta:image-count="0" meta:object-count="0" meta:page-count="1" meta:paragraph-count="18" meta:word-count="117" meta:character-count="757"/>
  </office:meta>
</office:document-meta>
</file>